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ffff" draw:textarea-vertical-align="middle"/>
    </style:style>
    <style:style style:name="gr2" style:family="graphic" style:parent-style-name="standard">
      <style:graphic-properties draw:fill="solid" draw:fill-color="#ffffcc" draw:textarea-vertical-align="middle"/>
    </style:style>
    <style:style style:name="gr3" style:family="graphic" style:parent-style-name="standard">
      <style:graphic-properties draw:stroke="solid" svg:stroke-width="0.212cm" svg:stroke-color="#000000" draw:marker-start="Square" draw:marker-start-width="0.618cm" draw:marker-end="Arrow" draw:marker-end-width="0.618cm" draw:textarea-vertical-align="middle" fo:padding-top="0.231cm" fo:padding-bottom="0.231cm" fo:padding-left="0.356cm" fo:padding-right="0.356cm"/>
    </style:style>
    <style:style style:name="gr4" style:family="graphic" style:parent-style-name="standard">
      <style:graphic-properties draw:stroke="solid" svg:stroke-width="0.212cm" svg:stroke-color="#000000" draw:marker-start="Arrow" draw:marker-start-width="0.618cm" draw:marker-end="Square" draw:marker-end-width="0.618cm" draw:textarea-vertical-align="middle" fo:padding-top="0.231cm" fo:padding-bottom="0.231cm" fo:padding-left="0.356cm" fo:padding-right="0.356cm"/>
    </style:style>
    <style:style style:name="gr5" style:family="graphic" style:parent-style-name="standard">
      <style:graphic-properties draw:fill="solid" draw:fill-color="#ffcc99" draw:textarea-horizontal-align="justify" draw:textarea-vertical-align="middle" draw:auto-grow-height="false" fo:min-height="2.704cm" fo:min-width="3.428cm" fo:wrap-option="no-wrap"/>
    </style:style>
    <style:style style:name="gr6" style:family="graphic" style:parent-style-name="standard">
      <style:graphic-properties draw:fill="solid" draw:fill-color="#ffcc99" draw:textarea-horizontal-align="justify" draw:textarea-vertical-align="middle" draw:auto-grow-height="false" fo:min-height="2.822cm" fo:min-width="0.36cm"/>
    </style:style>
    <style:style style:name="gr7" style:family="graphic" style:parent-style-name="standard">
      <style:graphic-properties svg:stroke-width="0.159cm" svg:stroke-color="#000000" draw:marker-start="Arrow" draw:marker-start-width="0.538cm" draw:marker-end="Arrow" draw:marker-end-width="0.538cm" draw:textarea-vertical-align="middle" fo:padding-top="0.206cm" fo:padding-bottom="0.204cm" fo:padding-left="0.329cm" fo:padding-right="0.329cm"/>
    </style:style>
    <style:style style:name="gr8" style:family="graphic" style:parent-style-name="standard">
      <style:graphic-properties draw:fill="solid" draw:fill-color="#ffcc99" draw:textarea-horizontal-align="justify" draw:textarea-vertical-align="middle" draw:auto-grow-height="false" fo:min-height="1.868cm" fo:min-width="1.757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text-align="center"/>
      <style:text-properties fo:font-size="32pt" style:font-size-asian="32pt" style:font-size-complex="32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8.93cm" svg:height="2.87cm" draw:transform="skewX (-0.0003490658503988) rotate (-1.57149445849658) translate (4.957cm 1.595cm)">
          <text:p text:style-name="P1"><text:span text:style-name="T1">DOM</text:span></text:p>
        </draw:rect>
        <draw:rect draw:style-name="gr2" draw:text-style-name="P2" draw:layer="layout" svg:width="9.181cm" svg:height="2.871cm" draw:transform="skewX (-0.0003490658503988) rotate (-1.57149445849658) translate (12.595cm 1.595cm)">
          <text:p text:style-name="P1"><text:span text:style-name="T1">PASSIVE</text:span></text:p>
          <text:p text:style-name="P1"><text:span text:style-name="T1">VIEW</text:span></text:p>
        </draw:rect>
        <draw:rect draw:style-name="gr2" draw:text-style-name="P2" draw:layer="layout" svg:width="9.181cm" svg:height="3.316cm" draw:transform="skewX (-0.0003490658503988) rotate (-1.57149445849658) translate (20.812cm 1.485cm)">
          <text:p text:style-name="P1"><text:span text:style-name="T1">UX</text:span></text:p>
          <text:p text:style-name="P1"><text:span text:style-name="T1">LOGIC</text:span></text:p>
        </draw:rect>
        <draw:line draw:style-name="gr3" draw:text-style-name="P1" draw:layer="layout" svg:x1="4.928cm" svg:y1="4.647cm" svg:x2="9.785cm" svg:y2="4.647cm">
          <text:p text:style-name="P1">DOM EVENTS</text:p>
          <text:p text:style-name="P1"/>
          <text:p text:style-name="P1"/>
        </draw:line>
        <draw:line draw:style-name="gr4" draw:text-style-name="P1" draw:layer="layout" svg:x1="4.841cm" svg:y1="7.918cm" svg:x2="9.698cm" svg:y2="7.918cm">
          <text:p text:style-name="P1">DOM UPDATE</text:p>
          <text:p text:style-name="P1"/>
          <text:p text:style-name="P1"/>
        </draw:line>
        <draw:line draw:style-name="gr4" draw:text-style-name="P1" draw:layer="layout" svg:x1="12.671cm" svg:y1="7.806cm" svg:x2="17.528cm" svg:y2="7.806cm">
          <text:p text:style-name="P1">RENDER NEW</text:p>
          <text:p text:style-name="P1">VIEW MODEL</text:p>
          <text:p text:style-name="P1"/>
          <text:p text:style-name="P1"/>
          <text:p text:style-name="P1"/>
        </draw:line>
        <draw:line draw:style-name="gr3" draw:text-style-name="P1" draw:layer="layout" svg:x1="12.662cm" svg:y1="4.628cm" svg:x2="17.519cm" svg:y2="4.628cm">
          <text:p text:style-name="P1">USER</text:p>
          <text:p text:style-name="P1">GESTURES</text:p>
          <text:p text:style-name="P1"/>
          <text:p text:style-name="P1"/>
          <text:p text:style-name="P1"/>
        </draw:line>
        <draw:custom-shape draw:style-name="gr5" draw:text-style-name="P3" draw:layer="layout" svg:width="6.013cm" svg:height="4.557cm" svg:x="21.403cm" svg:y="14.096cm">
          <text:p text:style-name="P1"><text:span text:style-name="T2">HTT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9.181cm" svg:height="2.871cm" draw:transform="skewX (-0.0003490658503988) rotate (-1.57149445849658) translate (26.006cm 1.437cm)">
          <text:p text:style-name="P1"><text:span text:style-name="T1">XHR</text:span></text:p>
        </draw:rect>
        <draw:custom-shape draw:style-name="gr6" draw:text-style-name="P1" draw:layer="layout" svg:width="1.718cm" svg:height="3.838cm" svg:x="23.794cm" svg:y="10.66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7" draw:text-style-name="P1" draw:layer="layout" svg:x1="20.421cm" svg:y1="6.001cm" svg:x2="23.243cm" svg:y2="6.001cm">
          <text:p/>
        </draw:line>
        <draw:custom-shape draw:style-name="gr8" draw:text-style-name="P1" draw:layer="layout" svg:width="3.191cm" svg:height="2.998cm" svg:x="1.843cm" svg:y="14.5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718cm" svg:height="3.838cm" svg:x="2.634cm" svg:y="10.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quare" svg:viewBox="0 0 10 10" svg:d="M0 0h10v10h-1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7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nrique Amodeo</meta:initial-creator>
    <meta:creation-date>2015-01-18T18:04:02</meta:creation-date>
    <dc:date>2015-01-29T18:25:25</dc:date>
    <meta:editing-duration>PT5M18S</meta:editing-duration>
    <meta:editing-cycles>3</meta:editing-cycles>
    <meta:generator>OpenOffice/4.1.0$Unix OpenOffice.org_project/410m18$Build-9764</meta:generator>
    <dc:creator>Enrique Amodeo</dc:creator>
    <meta:document-statistic meta:object-count="13"/>
  </office:meta>
</office:document-meta>
</file>